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B">
            <text:p>B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Model with three reactions">
            <text:p>Model with three reaction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</table:table>
      <table:table table:name="M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66.66666666666667">
            <text:p>66.66666666666667</text:p>
          </table:table-cell>
          <table:table-cell office:value-type="float" office:value="44.44444444444445">
            <text:p>44.44444444444445</text:p>
          </table:table-cell>
          <table:table-cell office:value-type="float" office:value="29.62962962962964">
            <text:p>29.62962962962964</text:p>
          </table:table-cell>
          <table:table-cell office:value-type="float" office:value="19.75308641975309">
            <text:p>19.75308641975309</text:p>
          </table:table-cell>
          <table:table-cell office:value-type="float" office:value="13.16872427983539">
            <text:p>13.16872427983539</text:p>
          </table:table-cell>
          <table:table-cell office:value-type="float" office:value="8.779149519890263">
            <text:p>8.779149519890263</text:p>
          </table:table-cell>
          <table:table-cell office:value-type="float" office:value="5.852766346593508">
            <text:p>5.852766346593508</text:p>
          </table:table-cell>
          <table:table-cell office:value-type="float" office:value="3.901844231062339">
            <text:p>3.901844231062339</text:p>
          </table:table-cell>
          <table:table-cell office:value-type="float" office:value="2.601229487374893">
            <text:p>2.601229487374893</text:p>
          </table:table-cell>
          <table:table-cell office:value-type="float" office:value="1.734152991583262">
            <text:p>1.734152991583262</text:p>
          </table:table-cell>
          <table:table-cell office:value-type="float" office:value="1.156101994388841">
            <text:p>1.156101994388841</text:p>
          </table:table-cell>
          <table:table-cell office:value-type="float" office:value="0.7707346629258942">
            <text:p>0.7707346629258942</text:p>
          </table:table-cell>
          <table:table-cell office:value-type="float" office:value="0.5138231086172628">
            <text:p>0.5138231086172628</text:p>
          </table:table-cell>
          <table:table-cell office:value-type="float" office:value="0.3425487390781752">
            <text:p>0.3425487390781752</text:p>
          </table:table-cell>
          <table:table-cell office:value-type="float" office:value="0.2283658260521167">
            <text:p>0.2283658260521167</text:p>
          </table:table-cell>
          <table:table-cell office:value-type="float" office:value="0.1522438840347445">
            <text:p>0.1522438840347445</text:p>
          </table:table-cell>
          <table:table-cell office:value-type="float" office:value="0.1014959226898296">
            <text:p>0.1014959226898296</text:p>
          </table:table-cell>
          <table:table-cell office:value-type="float" office:value="0.0676639484598864">
            <text:p>0.0676639484598864</text:p>
          </table:table-cell>
          <table:table-cell office:value-type="float" office:value="0.0451092989732576">
            <text:p>0.0451092989732576</text:p>
          </table:table-cell>
          <table:table-cell office:value-type="float" office:value="0.0300728659821717">
            <text:p>0.0300728659821717</text:p>
          </table:table-cell>
          <table:table-cell office:value-type="float" office:value="0.0200485773214478">
            <text:p>0.0200485773214478</text:p>
          </table:table-cell>
          <table:table-cell office:value-type="float" office:value="0.0133657182142985">
            <text:p>0.0133657182142985</text:p>
          </table:table-cell>
          <table:table-cell office:value-type="float" office:value="0.0089104788095323">
            <text:p>0.0089104788095323</text:p>
          </table:table-cell>
          <table:table-cell office:value-type="float" office:value="0.0059403192063549">
            <text:p>0.0059403192063549</text:p>
          </table:table-cell>
        </table:table-row>
      </table:table>
      <table:table table:name="q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1.0">
            <text:p>1.0</text:p>
          </table:table-cell>
          <table:table-cell office:value-type="float" office:value="0.8633873585390246">
            <text:p>0.8633873585390246</text:p>
          </table:table-cell>
          <table:table-cell office:value-type="float" office:value="0.7500000000000004">
            <text:p>0.7500000000000004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1.0">
            <text:p>1.0</text:p>
          </table:table-cell>
          <table:table-cell office:value-type="float" office:value="0.8630309979603104">
            <text:p>0.8630309979603104</text:p>
          </table:table-cell>
          <table:table-cell office:value-type="float" office:value="0.7509893498310329">
            <text:p>0.7509893498310329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1.0">
            <text:p>1.0</text:p>
          </table:table-cell>
          <table:table-cell office:value-type="float" office:value="0.8651726012600754">
            <text:p>0.8651726012600754</text:p>
          </table:table-cell>
          <table:table-cell office:value-type="float" office:value="0.7539889829427842">
            <text:p>0.7539889829427842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1.0">
            <text:p>1.0</text:p>
          </table:table-cell>
          <table:table-cell office:value-type="float" office:value="0.8681915940918141">
            <text:p>0.8681915940918141</text:p>
          </table:table-cell>
          <table:table-cell office:value-type="float" office:value="0.7582566518583986">
            <text:p>0.7582566518583986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1.0">
            <text:p>1.0</text:p>
          </table:table-cell>
          <table:table-cell office:value-type="float" office:value="0.8723380093411284">
            <text:p>0.8723380093411284</text:p>
          </table:table-cell>
          <table:table-cell office:value-type="float" office:value="0.7641946235112577">
            <text:p>0.7641946235112577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1.0">
            <text:p>1.0</text:p>
          </table:table-cell>
          <table:table-cell office:value-type="float" office:value="0.8778408637651279">
            <text:p>0.8778408637651279</text:p>
          </table:table-cell>
          <table:table-cell office:value-type="float" office:value="0.7722167801213852">
            <text:p>0.7722167801213852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1.0">
            <text:p>1.0</text:p>
          </table:table-cell>
          <table:table-cell office:value-type="float" office:value="0.8848365161496936">
            <text:p>0.8848365161496936</text:p>
          </table:table-cell>
          <table:table-cell office:value-type="float" office:value="0.7826587906971542">
            <text:p>0.7826587906971542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1.0">
            <text:p>1.0</text:p>
          </table:table-cell>
          <table:table-cell office:value-type="float" office:value="0.893289173043727">
            <text:p>0.893289173043727</text:p>
          </table:table-cell>
          <table:table-cell office:value-type="float" office:value="0.7956585296598743">
            <text:p>0.7956585296598743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1.0">
            <text:p>1.0</text:p>
          </table:table-cell>
          <table:table-cell office:value-type="float" office:value="0.9029449006846179">
            <text:p>0.9029449006846179</text:p>
          </table:table-cell>
          <table:table-cell office:value-type="float" office:value="0.8110504409344846">
            <text:p>0.8110504409344846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1.0">
            <text:p>1.0</text:p>
          </table:table-cell>
          <table:table-cell office:value-type="float" office:value="0.9133577783449899">
            <text:p>0.9133577783449899</text:p>
          </table:table-cell>
          <table:table-cell office:value-type="float" office:value="0.8283325179338179">
            <text:p>0.8283325179338179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1.0">
            <text:p>1.0</text:p>
          </table:table-cell>
          <table:table-cell office:value-type="float" office:value="0.9239875665693028">
            <text:p>0.9239875665693028</text:p>
          </table:table-cell>
          <table:table-cell office:value-type="float" office:value="0.8467389382612238">
            <text:p>0.8467389382612238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1.0">
            <text:p>1.0</text:p>
          </table:table-cell>
          <table:table-cell office:value-type="float" office:value="0.9343216840866387">
            <text:p>0.9343216840866387</text:p>
          </table:table-cell>
          <table:table-cell office:value-type="float" office:value="0.86539467940461">
            <text:p>0.86539467940461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1.0">
            <text:p>1.0</text:p>
          </table:table-cell>
          <table:table-cell office:value-type="float" office:value="0.9439653766222404">
            <text:p>0.9439653766222404</text:p>
          </table:table-cell>
          <table:table-cell office:value-type="float" office:value="0.8834858112883224">
            <text:p>0.8834858112883224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1.0">
            <text:p>1.0</text:p>
          </table:table-cell>
          <table:table-cell office:value-type="float" office:value="0.9526750325399815">
            <text:p>0.9526750325399815</text:p>
          </table:table-cell>
          <table:table-cell office:value-type="float" office:value="0.9003817427933066">
            <text:p>0.9003817427933066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1.0">
            <text:p>1.0</text:p>
          </table:table-cell>
          <table:table-cell office:value-type="float" office:value="0.9603449246626632">
            <text:p>0.9603449246626632</text:p>
          </table:table-cell>
          <table:table-cell office:value-type="float" office:value="0.9156827971646881">
            <text:p>0.9156827971646881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1.0">
            <text:p>1.0</text:p>
          </table:table-cell>
          <table:table-cell office:value-type="float" office:value="0.9669718152801204">
            <text:p>0.9669718152801204</text:p>
          </table:table-cell>
          <table:table-cell office:value-type="float" office:value="0.9292049680128311">
            <text:p>0.9292049680128311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1.0">
            <text:p>1.0</text:p>
          </table:table-cell>
          <table:table-cell office:value-type="float" office:value="0.9726170717789094">
            <text:p>0.9726170717789094</text:p>
          </table:table-cell>
          <table:table-cell office:value-type="float" office:value="0.9409308467248046">
            <text:p>0.9409308467248046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1.0">
            <text:p>1.0</text:p>
          </table:table-cell>
          <table:table-cell office:value-type="float" office:value="0.9773760897062863">
            <text:p>0.9773760897062863</text:p>
          </table:table-cell>
          <table:table-cell office:value-type="float" office:value="0.9509532692007251">
            <text:p>0.9509532692007251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1.0">
            <text:p>1.0</text:p>
          </table:table-cell>
          <table:table-cell office:value-type="float" office:value="0.9813571474218526">
            <text:p>0.9813571474218526</text:p>
          </table:table-cell>
          <table:table-cell office:value-type="float" office:value="0.9594267926211458">
            <text:p>0.9594267926211458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1.0">
            <text:p>1.0</text:p>
          </table:table-cell>
          <table:table-cell office:value-type="float" office:value="0.9846684330753135">
            <text:p>0.9846684330753135</text:p>
          </table:table-cell>
          <table:table-cell office:value-type="float" office:value="0.9665323066132285">
            <text:p>0.9665323066132285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1.0">
            <text:p>1.0</text:p>
          </table:table-cell>
          <table:table-cell office:value-type="float" office:value="0.9874109192100099">
            <text:p>0.9874109192100099</text:p>
          </table:table-cell>
          <table:table-cell office:value-type="float" office:value="0.972454076266684">
            <text:p>0.972454076266684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1.0">
            <text:p>1.0</text:p>
          </table:table-cell>
          <table:table-cell office:value-type="float" office:value="0.9896750613715857">
            <text:p>0.9896750613715857</text:p>
          </table:table-cell>
          <table:table-cell office:value-type="float" office:value="0.9773664554804958">
            <text:p>0.9773664554804958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1.0">
            <text:p>1.0</text:p>
          </table:table-cell>
          <table:table-cell office:value-type="float" office:value="0.9915397735277854">
            <text:p>0.9915397735277854</text:p>
          </table:table-cell>
          <table:table-cell office:value-type="float" office:value="0.9814272030662061">
            <text:p>0.9814272030662061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1.0">
            <text:p>1.0</text:p>
          </table:table-cell>
          <table:table-cell office:value-type="float" office:value="0.9930726845068447">
            <text:p>0.9930726845068447</text:p>
          </table:table-cell>
          <table:table-cell office:value-type="float" office:value="0.9847749833897664">
            <text:p>0.9847749833897664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1.0">
            <text:p>1.0</text:p>
          </table:table-cell>
          <table:table-cell office:value-type="float" office:value="0.9943310449231207">
            <text:p>0.9943310449231207</text:p>
          </table:table-cell>
          <table:table-cell office:value-type="float" office:value="0.9875293177227483">
            <text:p>0.9875293177227483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1.0">
            <text:p>1.0</text:p>
          </table:table-cell>
          <table:table-cell office:value-type="float" office:value="0.9953628877083848">
            <text:p>0.9953628877083848</text:p>
          </table:table-cell>
          <table:table-cell office:value-type="float" office:value="0.989791810722422">
            <text:p>0.989791810722422</text:p>
          </table:table-cell>
        </table:table-row>
      </table:table>
      <table:table table:name="optimization_data">
        <table:table-row>
          <table:table-cell table:style-name="pd1" office:value-type="string" office:string-value="rho">
            <text:p>rho</text:p>
          </table:table-cell>
          <table:table-cell table:style-name="pd1" office:value-type="string" office:string-value="x_G">
            <text:p>x_G</text:p>
          </table:table-cell>
          <table:table-cell table:style-name="pd1" office:value-type="string" office:string-value="condition">
            <text:p>condition</text:p>
          </table:table-cell>
          <table:table-cell table:style-name="pd1" office:value-type="string" office:string-value="mu">
            <text:p>mu</text:p>
          </table:table-cell>
          <table:table-cell table:style-name="pd1" office:value-type="string" office:string-value="density">
            <text:p>density</text:p>
          </table:table-cell>
          <table:table-cell table:style-name="pd1" office:value-type="string" office:string-value="consistent">
            <text:p>consistent</text:p>
          </table:table-cell>
          <table:table-cell table:style-name="pd1" office:value-type="string" office:string-value="converged">
            <text:p>converged</text:p>
          </table:table-cell>
          <table:table-cell table:style-name="pd1" office:value-type="string" office:string-value="run_time">
            <text:p>run_time</text:p>
          </table:table-cell>
          <table:table-cell table:style-name="pd1" office:value-type="string" office:string-value="rxn1_q">
            <text:p>rxn1_q</text:p>
          </table:table-cell>
          <table:table-cell table:style-name="pd1" office:value-type="string" office:string-value="rxn2_q">
            <text:p>rxn2_q</text:p>
          </table:table-cell>
          <table:table-cell table:style-name="pd1" office:value-type="string" office:string-value="Ribosome_q">
            <text:p>Ribosome_q</text:p>
          </table:table-cell>
          <table:table-cell table:style-name="pd1" office:value-type="string" office:string-value="rxn1_v">
            <text:p>rxn1_v</text:p>
          </table:table-cell>
          <table:table-cell table:style-name="pd1" office:value-type="string" office:string-value="rxn2_v">
            <text:p>rxn2_v</text:p>
          </table:table-cell>
          <table:table-cell table:style-name="pd1" office:value-type="string" office:string-value="Ribosome_v">
            <text:p>Ribosome_v</text:p>
          </table:table-cell>
          <table:table-cell table:style-name="pd1" office:value-type="string" office:string-value="rxn1_p">
            <text:p>rxn1_p</text:p>
          </table:table-cell>
          <table:table-cell table:style-name="pd1" office:value-type="string" office:string-value="rxn2_p">
            <text:p>rxn2_p</text:p>
          </table:table-cell>
          <table:table-cell table:style-name="pd1" office:value-type="string" office:string-value="Ribosome_p">
            <text:p>Ribosome_p</text:p>
          </table:table-cell>
          <table:table-cell table:style-name="pd1" office:value-type="string" office:string-value="G_b">
            <text:p>G_b</text:p>
          </table:table-cell>
          <table:table-cell table:style-name="pd1" office:value-type="string" office:string-value="AA_b">
            <text:p>AA_b</text:p>
          </table:table-cell>
          <table:table-cell table:style-name="pd1" office:value-type="string" office:string-value="Protein_b">
            <text:p>Protein_b</text:p>
          </table:table-cell>
          <table:table-cell table:style-name="pd1" office:value-type="string" office:string-value="G_c">
            <text:p>G_c</text:p>
          </table:table-cell>
          <table:table-cell table:style-name="pd1" office:value-type="string" office:string-value="AA_c">
            <text:p>AA_c</text:p>
          </table:table-cell>
          <table:table-cell table:style-name="pd1" office:value-type="string" office:string-value="Protein_c">
            <text:p>Protein_c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00.0">
            <text:p>100.0</text:p>
          </table:table-cell>
          <table:table-cell office:value-type="string" office:string-value="1">
            <text:p>1</text:p>
          </table:table-cell>
          <table:table-cell office:value-type="float" office:value="1.6988461296790844">
            <text:p>1.698846129679084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9903">
            <text:p>0.009903</text:p>
          </table:table-cell>
          <table:table-cell office:value-type="float" office:value="1.0">
            <text:p>1.0</text:p>
          </table:table-cell>
          <table:table-cell office:value-type="float" office:value="0.8630309979603104">
            <text:p>0.8630309979603104</text:p>
          </table:table-cell>
          <table:table-cell office:value-type="float" office:value="0.7509893498310329">
            <text:p>0.7509893498310329</text:p>
          </table:table-cell>
          <table:table-cell office:value-type="float" office:value="577.6076840908887">
            <text:p>577.6076840908887</text:p>
          </table:table-cell>
          <table:table-cell office:value-type="float" office:value="498.4933360305034">
            <text:p>498.4933360305034</text:p>
          </table:table-cell>
          <table:table-cell office:value-type="float" office:value="433.7772191328252">
            <text:p>433.7772191328252</text:p>
          </table:table-cell>
          <table:table-cell office:value-type="float" office:value="63.53684524999777">
            <text:p>63.53684524999777</text:p>
          </table:table-cell>
          <table:table-cell office:value-type="float" office:value="75.6920381903999">
            <text:p>75.6920381903999</text:p>
          </table:table-cell>
          <table:table-cell office:value-type="float" office:value="116.10749550215353">
            <text:p>116.10749550215353</text:p>
          </table:table-cell>
          <table:table-cell office:value-type="float" office:value="0.1369690020396896">
            <text:p>0.1369690020396896</text:p>
          </table:table-cell>
          <table:table-cell office:value-type="float" office:value="0.1120416481292774">
            <text:p>0.1120416481292774</text:p>
          </table:table-cell>
          <table:table-cell office:value-type="float" office:value="0.7509893498310329">
            <text:p>0.7509893498310329</text:p>
          </table:table-cell>
          <table:table-cell office:value-type="float" office:value="46.56946069349448">
            <text:p>46.56946069349448</text:p>
          </table:table-cell>
          <table:table-cell office:value-type="float" office:value="38.09416036395432">
            <text:p>38.09416036395432</text:p>
          </table:table-cell>
          <table:table-cell office:value-type="float" office:value="255.3363789425512">
            <text:p>255.336378942551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66.66666666666667">
            <text:p>66.66666666666667</text:p>
          </table:table-cell>
          <table:table-cell office:value-type="string" office:string-value="2">
            <text:p>2</text:p>
          </table:table-cell>
          <table:table-cell office:value-type="float" office:value="1.6798835556797371">
            <text:p>1.679883555679737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3764">
            <text:p>0.013764</text:p>
          </table:table-cell>
          <table:table-cell office:value-type="float" office:value="1.0">
            <text:p>1.0</text:p>
          </table:table-cell>
          <table:table-cell office:value-type="float" office:value="0.8651726012600754">
            <text:p>0.8651726012600754</text:p>
          </table:table-cell>
          <table:table-cell office:value-type="float" office:value="0.753988982942784">
            <text:p>0.753988982942784</text:p>
          </table:table-cell>
          <table:table-cell office:value-type="float" office:value="571.1604089311105">
            <text:p>571.1604089311105</text:p>
          </table:table-cell>
          <table:table-cell office:value-type="float" office:value="494.15233673169746">
            <text:p>494.15233673169746</text:p>
          </table:table-cell>
          <table:table-cell office:value-type="float" office:value="430.6486558271528">
            <text:p>430.6486558271528</text:p>
          </table:table-cell>
          <table:table-cell office:value-type="float" office:value="65.68344702707772">
            <text:p>65.68344702707772</text:p>
          </table:table-cell>
          <table:table-cell office:value-type="float" office:value="75.24357730522999">
            <text:p>75.24357730522999</text:p>
          </table:table-cell>
          <table:table-cell office:value-type="float" office:value="115.42922986823892">
            <text:p>115.42922986823892</text:p>
          </table:table-cell>
          <table:table-cell office:value-type="float" office:value="0.1348273987399245">
            <text:p>0.1348273987399245</text:p>
          </table:table-cell>
          <table:table-cell office:value-type="float" office:value="0.1111836183172912">
            <text:p>0.1111836183172912</text:p>
          </table:table-cell>
          <table:table-cell office:value-type="float" office:value="0.753988982942784">
            <text:p>0.753988982942784</text:p>
          </table:table-cell>
          <table:table-cell office:value-type="float" office:value="45.84131557157434">
            <text:p>45.84131557157434</text:p>
          </table:table-cell>
          <table:table-cell office:value-type="float" office:value="37.80243022787904">
            <text:p>37.80243022787904</text:p>
          </table:table-cell>
          <table:table-cell office:value-type="float" office:value="256.35625420054663">
            <text:p>256.3562542005466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44.44444444444445">
            <text:p>44.44444444444445</text:p>
          </table:table-cell>
          <table:table-cell office:value-type="string" office:string-value="3">
            <text:p>3</text:p>
          </table:table-cell>
          <table:table-cell office:value-type="float" office:value="1.652351479915586">
            <text:p>1.6523514799155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2319999999999">
            <text:p>0.0142319999999999</text:p>
          </table:table-cell>
          <table:table-cell office:value-type="float" office:value="1.0">
            <text:p>1.0</text:p>
          </table:table-cell>
          <table:table-cell office:value-type="float" office:value="0.8681915940918141">
            <text:p>0.8681915940918141</text:p>
          </table:table-cell>
          <table:table-cell office:value-type="float" office:value="0.7582566518583986">
            <text:p>0.7582566518583986</text:p>
          </table:table-cell>
          <table:table-cell office:value-type="float" office:value="561.7995031712993">
            <text:p>561.7995031712993</text:p>
          </table:table-cell>
          <table:table-cell office:value-type="float" office:value="487.7496062182796">
            <text:p>487.7496062182796</text:p>
          </table:table-cell>
          <table:table-cell office:value-type="float" office:value="425.9882102903812">
            <text:p>425.9882102903812</text:p>
          </table:table-cell>
          <table:table-cell office:value-type="float" office:value="68.82043913848418">
            <text:p>68.82043913848418</text:p>
          </table:table-cell>
          <table:table-cell office:value-type="float" office:value="74.5732737886143">
            <text:p>74.5732737886143</text:p>
          </table:table-cell>
          <table:table-cell office:value-type="float" office:value="114.41354870475712">
            <text:p>114.41354870475712</text:p>
          </table:table-cell>
          <table:table-cell office:value-type="float" office:value="0.1318084059081858">
            <text:p>0.1318084059081858</text:p>
          </table:table-cell>
          <table:table-cell office:value-type="float" office:value="0.1099349422334154">
            <text:p>0.1099349422334154</text:p>
          </table:table-cell>
          <table:table-cell office:value-type="float" office:value="0.7582566518583986">
            <text:p>0.7582566518583986</text:p>
          </table:table-cell>
          <table:table-cell office:value-type="float" office:value="44.8148580087832">
            <text:p>44.8148580087832</text:p>
          </table:table-cell>
          <table:table-cell office:value-type="float" office:value="37.377880359361264">
            <text:p>37.377880359361264</text:p>
          </table:table-cell>
          <table:table-cell office:value-type="float" office:value="257.8072616318555">
            <text:p>257.807261631855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9.62962962962964">
            <text:p>29.62962962962964</text:p>
          </table:table-cell>
          <table:table-cell office:value-type="string" office:string-value="4">
            <text:p>4</text:p>
          </table:table-cell>
          <table:table-cell office:value-type="float" office:value="1.6129652902005247">
            <text:p>1.61296529020052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29619999999999">
            <text:p>0.0129619999999999</text:p>
          </table:table-cell>
          <table:table-cell office:value-type="float" office:value="1.0">
            <text:p>1.0</text:p>
          </table:table-cell>
          <table:table-cell office:value-type="float" office:value="0.8723380093411283">
            <text:p>0.8723380093411283</text:p>
          </table:table-cell>
          <table:table-cell office:value-type="float" office:value="0.7641946235112576">
            <text:p>0.7641946235112576</text:p>
          </table:table-cell>
          <table:table-cell office:value-type="float" office:value="548.4081986681784">
            <text:p>548.4081986681784</text:p>
          </table:table-cell>
          <table:table-cell office:value-type="float" office:value="478.3973163325528">
            <text:p>478.3973163325528</text:p>
          </table:table-cell>
          <table:table-cell office:value-type="float" office:value="419.0905969117156">
            <text:p>419.0905969117156</text:p>
          </table:table-cell>
          <table:table-cell office:value-type="float" office:value="73.34959657186886">
            <text:p>73.34959657186886</text:p>
          </table:table-cell>
          <table:table-cell office:value-type="float" office:value="73.57677747792532">
            <text:p>73.57677747792532</text:p>
          </table:table-cell>
          <table:table-cell office:value-type="float" office:value="112.8997979440335">
            <text:p>112.8997979440335</text:p>
          </table:table-cell>
          <table:table-cell office:value-type="float" office:value="0.1276619906588716">
            <text:p>0.1276619906588716</text:p>
          </table:table-cell>
          <table:table-cell office:value-type="float" office:value="0.1081433858298707">
            <text:p>0.1081433858298707</text:p>
          </table:table-cell>
          <table:table-cell office:value-type="float" office:value="0.7641946235112576">
            <text:p>0.7641946235112576</text:p>
          </table:table-cell>
          <table:table-cell office:value-type="float" office:value="43.405076824016355">
            <text:p>43.405076824016355</text:p>
          </table:table-cell>
          <table:table-cell office:value-type="float" office:value="36.76875118215604">
            <text:p>36.76875118215604</text:p>
          </table:table-cell>
          <table:table-cell office:value-type="float" office:value="259.8261719938276">
            <text:p>259.826171993827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9.75308641975309">
            <text:p>19.75308641975309</text:p>
          </table:table-cell>
          <table:table-cell office:value-type="string" office:string-value="5">
            <text:p>5</text:p>
          </table:table-cell>
          <table:table-cell office:value-type="float" office:value="1.5577760395619311">
            <text:p>1.557776039561931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29979999999999">
            <text:p>0.0129979999999999</text:p>
          </table:table-cell>
          <table:table-cell office:value-type="float" office:value="1.0">
            <text:p>1.0</text:p>
          </table:table-cell>
          <table:table-cell office:value-type="float" office:value="0.8778408637651279">
            <text:p>0.8778408637651279</text:p>
          </table:table-cell>
          <table:table-cell office:value-type="float" office:value="0.7722167801213851">
            <text:p>0.7722167801213851</text:p>
          </table:table-cell>
          <table:table-cell office:value-type="float" office:value="529.6438534510568">
            <text:p>529.6438534510568</text:p>
          </table:table-cell>
          <table:table-cell office:value-type="float" office:value="464.9430178013664">
            <text:p>464.9430178013664</text:p>
          </table:table-cell>
          <table:table-cell office:value-type="float" office:value="408.99987112305774">
            <text:p>408.99987112305774</text:p>
          </table:table-cell>
          <table:table-cell office:value-type="float" office:value="79.77760542606542">
            <text:p>79.77760542606542</text:p>
          </table:table-cell>
          <table:table-cell office:value-type="float" office:value="72.11068515453894">
            <text:p>72.11068515453894</text:p>
          </table:table-cell>
          <table:table-cell office:value-type="float" office:value="110.6654146606666">
            <text:p>110.6654146606666</text:p>
          </table:table-cell>
          <table:table-cell office:value-type="float" office:value="0.122159136234872">
            <text:p>0.122159136234872</text:p>
          </table:table-cell>
          <table:table-cell office:value-type="float" office:value="0.1056240836437427">
            <text:p>0.1056240836437427</text:p>
          </table:table-cell>
          <table:table-cell office:value-type="float" office:value="0.7722167801213851">
            <text:p>0.7722167801213851</text:p>
          </table:table-cell>
          <table:table-cell office:value-type="float" office:value="41.534106319856505">
            <text:p>41.534106319856505</text:p>
          </table:table-cell>
          <table:table-cell office:value-type="float" office:value="35.91218843887254">
            <text:p>35.91218843887254</text:p>
          </table:table-cell>
          <table:table-cell office:value-type="float" office:value="262.55370524127096">
            <text:p>262.5537052412709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3.16872427983539">
            <text:p>13.16872427983539</text:p>
          </table:table-cell>
          <table:table-cell office:value-type="string" office:string-value="6">
            <text:p>6</text:p>
          </table:table-cell>
          <table:table-cell office:value-type="float" office:value="1.482592300341547">
            <text:p>1.4825923003415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05459999999999">
            <text:p>0.0105459999999999</text:p>
          </table:table-cell>
          <table:table-cell office:value-type="float" office:value="1.0">
            <text:p>1.0</text:p>
          </table:table-cell>
          <table:table-cell office:value-type="float" office:value="0.8848365161496936">
            <text:p>0.8848365161496936</text:p>
          </table:table-cell>
          <table:table-cell office:value-type="float" office:value="0.782658790697154">
            <text:p>0.782658790697154</text:p>
          </table:table-cell>
          <table:table-cell office:value-type="float" office:value="504.08138211612606">
            <text:p>504.08138211612606</text:p>
          </table:table-cell>
          <table:table-cell office:value-type="float" office:value="446.0296140075554">
            <text:p>446.0296140075554</text:p>
          </table:table-cell>
          <table:table-cell office:value-type="float" office:value="394.5237249399573">
            <text:p>394.5237249399573</text:p>
          </table:table-cell>
          <table:table-cell office:value-type="float" office:value="88.68681816605594">
            <text:p>88.68681816605594</text:p>
          </table:table-cell>
          <table:table-cell office:value-type="float" office:value="69.99271834332373">
            <text:p>69.99271834332373</text:p>
          </table:table-cell>
          <table:table-cell office:value-type="float" office:value="107.42445232765276">
            <text:p>107.42445232765276</text:p>
          </table:table-cell>
          <table:table-cell office:value-type="float" office:value="0.1151634838503063">
            <text:p>0.1151634838503063</text:p>
          </table:table-cell>
          <table:table-cell office:value-type="float" office:value="0.1021777254525394">
            <text:p>0.1021777254525394</text:p>
          </table:table-cell>
          <table:table-cell office:value-type="float" office:value="0.782658790697154">
            <text:p>0.782658790697154</text:p>
          </table:table-cell>
          <table:table-cell office:value-type="float" office:value="39.155584509104166">
            <text:p>39.155584509104166</text:p>
          </table:table-cell>
          <table:table-cell office:value-type="float" office:value="34.74042665386341">
            <text:p>34.74042665386341</text:p>
          </table:table-cell>
          <table:table-cell office:value-type="float" office:value="266.10398883703243">
            <text:p>266.1039888370324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8.779149519890263">
            <text:p>8.779149519890263</text:p>
          </table:table-cell>
          <table:table-cell office:value-type="string" office:string-value="7">
            <text:p>7</text:p>
          </table:table-cell>
          <table:table-cell office:value-type="float" office:value="1.3839021431272671">
            <text:p>1.383902143127267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97249999999999">
            <text:p>0.0097249999999999</text:p>
          </table:table-cell>
          <table:table-cell office:value-type="float" office:value="1.0">
            <text:p>1.0</text:p>
          </table:table-cell>
          <table:table-cell office:value-type="float" office:value="0.893289173043727">
            <text:p>0.893289173043727</text:p>
          </table:table-cell>
          <table:table-cell office:value-type="float" office:value="0.7956585296598742">
            <text:p>0.7956585296598742</text:p>
          </table:table-cell>
          <table:table-cell office:value-type="float" office:value="470.5267286632709">
            <text:p>470.5267286632709</text:p>
          </table:table-cell>
          <table:table-cell office:value-type="float" office:value="420.31643234258337">
            <text:p>420.31643234258337</text:p>
          </table:table-cell>
          <table:table-cell office:value-type="float" office:value="374.3786050938887">
            <text:p>374.3786050938887</text:p>
          </table:table-cell>
          <table:table-cell office:value-type="float" office:value="100.64860805312776">
            <text:p>100.64860805312776</text:p>
          </table:table-cell>
          <table:table-cell office:value-type="float" office:value="67.02056825043195">
            <text:p>67.02056825043195</text:p>
          </table:table-cell>
          <table:table-cell office:value-type="float" office:value="102.85472378079756">
            <text:p>102.85472378079756</text:p>
          </table:table-cell>
          <table:table-cell office:value-type="float" office:value="0.1067108269562729">
            <text:p>0.1067108269562729</text:p>
          </table:table-cell>
          <table:table-cell office:value-type="float" office:value="0.0976306433838527">
            <text:p>0.0976306433838527</text:p>
          </table:table-cell>
          <table:table-cell office:value-type="float" office:value="0.7956585296598742">
            <text:p>0.7956585296598742</text:p>
          </table:table-cell>
          <table:table-cell office:value-type="float" office:value="36.28168116513282">
            <text:p>36.28168116513282</text:p>
          </table:table-cell>
          <table:table-cell office:value-type="float" office:value="33.194418750509925">
            <text:p>33.194418750509925</text:p>
          </table:table-cell>
          <table:table-cell office:value-type="float" office:value="270.52390008435725">
            <text:p>270.5239000843572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5.852766346593508">
            <text:p>5.852766346593508</text:p>
          </table:table-cell>
          <table:table-cell office:value-type="string" office:string-value="8">
            <text:p>8</text:p>
          </table:table-cell>
          <table:table-cell office:value-type="float" office:value="1.2603012327354253">
            <text:p>1.260301232735425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00929999999999">
            <text:p>0.0100929999999999</text:p>
          </table:table-cell>
          <table:table-cell office:value-type="float" office:value="1.0">
            <text:p>1.0</text:p>
          </table:table-cell>
          <table:table-cell office:value-type="float" office:value="0.9029449006846177">
            <text:p>0.9029449006846177</text:p>
          </table:table-cell>
          <table:table-cell office:value-type="float" office:value="0.8110504409344846">
            <text:p>0.8110504409344846</text:p>
          </table:table-cell>
          <table:table-cell office:value-type="float" office:value="428.5024191300446">
            <text:p>428.5024191300446</text:p>
          </table:table-cell>
          <table:table-cell office:value-type="float" office:value="386.9140742844966">
            <text:p>386.9140742844966</text:p>
          </table:table-cell>
          <table:table-cell office:value-type="float" office:value="347.537075976916">
            <text:p>347.537075976916</text:p>
          </table:table-cell>
          <table:table-cell office:value-type="float" office:value="116.06389743155192">
            <text:p>116.06389743155192</text:p>
          </table:table-cell>
          <table:table-cell office:value-type="float" office:value="63.02065780882639">
            <text:p>63.02065780882639</text:p>
          </table:table-cell>
          <table:table-cell office:value-type="float" office:value="96.67259467734648">
            <text:p>96.67259467734648</text:p>
          </table:table-cell>
          <table:table-cell office:value-type="float" office:value="0.0970550993153821">
            <text:p>0.0970550993153821</text:p>
          </table:table-cell>
          <table:table-cell office:value-type="float" office:value="0.0918944597501332">
            <text:p>0.0918944597501332</text:p>
          </table:table-cell>
          <table:table-cell office:value-type="float" office:value="0.8110504409344846">
            <text:p>0.8110504409344846</text:p>
          </table:table-cell>
          <table:table-cell office:value-type="float" office:value="32.99873376722993">
            <text:p>32.99873376722993</text:p>
          </table:table-cell>
          <table:table-cell office:value-type="float" office:value="31.24411631504529">
            <text:p>31.24411631504529</text:p>
          </table:table-cell>
          <table:table-cell office:value-type="float" office:value="275.7571499177248">
            <text:p>275.757149917724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3.901844231062339">
            <text:p>3.901844231062339</text:p>
          </table:table-cell>
          <table:table-cell office:value-type="string" office:string-value="9">
            <text:p>9</text:p>
          </table:table-cell>
          <table:table-cell office:value-type="float" office:value="1.1140460787919195">
            <text:p>1.114046078791919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945">
            <text:p>0.00945</text:p>
          </table:table-cell>
          <table:table-cell office:value-type="float" office:value="1.0">
            <text:p>1.0</text:p>
          </table:table-cell>
          <table:table-cell office:value-type="float" office:value="0.9133577783449898">
            <text:p>0.9133577783449898</text:p>
          </table:table-cell>
          <table:table-cell office:value-type="float" office:value="0.8283325179338179">
            <text:p>0.8283325179338179</text:p>
          </table:table-cell>
          <table:table-cell office:value-type="float" office:value="378.7756667892526">
            <text:p>378.7756667892526</text:p>
          </table:table-cell>
          <table:table-cell office:value-type="float" office:value="345.9577015097739">
            <text:p>345.9577015097739</text:p>
          </table:table-cell>
          <table:table-cell office:value-type="float" office:value="313.7522018036024">
            <text:p>313.7522018036024</text:p>
          </table:table-cell>
          <table:table-cell office:value-type="float" office:value="134.95362721815516">
            <text:p>134.95362721815516</text:p>
          </table:table-cell>
          <table:table-cell office:value-type="float" office:value="57.92466075651948">
            <text:p>57.92466075651948</text:p>
          </table:table-cell>
          <table:table-cell office:value-type="float" office:value="88.75476812282345">
            <text:p>88.75476812282345</text:p>
          </table:table-cell>
          <table:table-cell office:value-type="float" office:value="0.0866422216550101">
            <text:p>0.0866422216550101</text:p>
          </table:table-cell>
          <table:table-cell office:value-type="float" office:value="0.0850252604111719">
            <text:p>0.0850252604111719</text:p>
          </table:table-cell>
          <table:table-cell office:value-type="float" office:value="0.8283325179338179">
            <text:p>0.8283325179338179</text:p>
          </table:table-cell>
          <table:table-cell office:value-type="float" office:value="29.45835536270344">
            <text:p>29.45835536270344</text:p>
          </table:table-cell>
          <table:table-cell office:value-type="float" office:value="28.908588539798473">
            <text:p>28.908588539798473</text:p>
          </table:table-cell>
          <table:table-cell office:value-type="float" office:value="281.63305609749807">
            <text:p>281.6330560974980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.601229487374893">
            <text:p>2.601229487374893</text:p>
          </table:table-cell>
          <table:table-cell office:value-type="string" office:string-value="10">
            <text:p>10</text:p>
          </table:table-cell>
          <table:table-cell office:value-type="float" office:value="0.9518967737613228">
            <text:p>0.95189677376132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295">
            <text:p>0.014295</text:p>
          </table:table-cell>
          <table:table-cell office:value-type="float" office:value="1.0">
            <text:p>1.0</text:p>
          </table:table-cell>
          <table:table-cell office:value-type="float" office:value="0.9239875665693028">
            <text:p>0.9239875665693028</text:p>
          </table:table-cell>
          <table:table-cell office:value-type="float" office:value="0.8467389382612238">
            <text:p>0.8467389382612238</text:p>
          </table:table-cell>
          <table:table-cell office:value-type="float" office:value="323.64490307884984">
            <text:p>323.64490307884984</text:p>
          </table:table-cell>
          <table:table-cell office:value-type="float" office:value="299.0438664283843">
            <text:p>299.0438664283843</text:p>
          </table:table-cell>
          <table:table-cell office:value-type="float" office:value="274.042741606642">
            <text:p>274.042741606642</text:p>
          </table:table-cell>
          <table:table-cell office:value-type="float" office:value="156.78446349735762">
            <text:p>156.78446349735762</text:p>
          </table:table-cell>
          <table:table-cell office:value-type="float" office:value="51.84424837322573">
            <text:p>51.84424837322573</text:p>
          </table:table-cell>
          <table:table-cell office:value-type="float" office:value="79.2625271382328">
            <text:p>79.2625271382328</text:p>
          </table:table-cell>
          <table:table-cell office:value-type="float" office:value="0.0760124334306971">
            <text:p>0.0760124334306971</text:p>
          </table:table-cell>
          <table:table-cell office:value-type="float" office:value="0.0772486283080789">
            <text:p>0.0772486283080789</text:p>
          </table:table-cell>
          <table:table-cell office:value-type="float" office:value="0.8467389382612238">
            <text:p>0.8467389382612238</text:p>
          </table:table-cell>
          <table:table-cell office:value-type="float" office:value="25.84422736643705">
            <text:p>25.84422736643705</text:p>
          </table:table-cell>
          <table:table-cell office:value-type="float" office:value="26.264533624746857">
            <text:p>26.264533624746857</text:p>
          </table:table-cell>
          <table:table-cell office:value-type="float" office:value="287.89123900881606">
            <text:p>287.8912390088160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734152991583262">
            <text:p>1.734152991583262</text:p>
          </table:table-cell>
          <table:table-cell office:value-type="string" office:string-value="11">
            <text:p>11</text:p>
          </table:table-cell>
          <table:table-cell office:value-type="float" office:value="0.7843698071866722">
            <text:p>0.784369807186672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2919999999999">
            <text:p>0.0172919999999999</text:p>
          </table:table-cell>
          <table:table-cell office:value-type="float" office:value="1.0">
            <text:p>1.0</text:p>
          </table:table-cell>
          <table:table-cell office:value-type="float" office:value="0.9343216840866388">
            <text:p>0.9343216840866388</text:p>
          </table:table-cell>
          <table:table-cell office:value-type="float" office:value="0.86539467940461">
            <text:p>0.86539467940461</text:p>
          </table:table-cell>
          <table:table-cell office:value-type="float" office:value="266.6857344434685">
            <text:p>266.6857344434685</text:p>
          </table:table-cell>
          <table:table-cell office:value-type="float" office:value="249.1702645271036">
            <text:p>249.1702645271036</text:p>
          </table:table-cell>
          <table:table-cell office:value-type="float" office:value="230.7884156604884">
            <text:p>230.7884156604884</text:p>
          </table:table-cell>
          <table:table-cell office:value-type="float" office:value="180.45300638528792">
            <text:p>180.45300638528792</text:p>
          </table:table-cell>
          <table:table-cell office:value-type="float" office:value="45.094069884982446">
            <text:p>45.094069884982446</text:p>
          </table:table-cell>
          <table:table-cell office:value-type="float" office:value="68.68711472729707">
            <text:p>68.68711472729707</text:p>
          </table:table-cell>
          <table:table-cell office:value-type="float" office:value="0.0656783159133612">
            <text:p>0.0656783159133612</text:p>
          </table:table-cell>
          <table:table-cell office:value-type="float" office:value="0.0689270046820287">
            <text:p>0.0689270046820287</text:p>
          </table:table-cell>
          <table:table-cell office:value-type="float" office:value="0.86539467940461">
            <text:p>0.86539467940461</text:p>
          </table:table-cell>
          <table:table-cell office:value-type="float" office:value="22.330627410542828">
            <text:p>22.330627410542828</text:p>
          </table:table-cell>
          <table:table-cell office:value-type="float" office:value="23.435181591889766">
            <text:p>23.435181591889766</text:p>
          </table:table-cell>
          <table:table-cell office:value-type="float" office:value="294.23419099756734">
            <text:p>294.2341909975673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156101994388841">
            <text:p>1.156101994388841</text:p>
          </table:table-cell>
          <table:table-cell office:value-type="string" office:string-value="12">
            <text:p>12</text:p>
          </table:table-cell>
          <table:table-cell office:value-type="float" office:value="0.6232909065713462">
            <text:p>0.623290906571346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7309999999999">
            <text:p>0.0167309999999999</text:p>
          </table:table-cell>
          <table:table-cell office:value-type="float" office:value="1.0">
            <text:p>1.0</text:p>
          </table:table-cell>
          <table:table-cell office:value-type="float" office:value="0.9439653766222404">
            <text:p>0.9439653766222404</text:p>
          </table:table-cell>
          <table:table-cell office:value-type="float" office:value="0.8834858112883223">
            <text:p>0.8834858112883223</text:p>
          </table:table-cell>
          <table:table-cell office:value-type="float" office:value="211.91890823425769">
            <text:p>211.91890823425769</text:p>
          </table:table-cell>
          <table:table-cell office:value-type="float" office:value="200.0441120247251">
            <text:p>200.0441120247251</text:p>
          </table:table-cell>
          <table:table-cell office:value-type="float" office:value="187.2273485686787">
            <text:p>187.2273485686787</text:p>
          </table:table-cell>
          <table:table-cell office:value-type="float" office:value="204.49657264458807">
            <text:p>204.49657264458807</text:p>
          </table:table-cell>
          <table:table-cell office:value-type="float" office:value="38.130547239246106">
            <text:p>38.130547239246106</text:p>
          </table:table-cell>
          <table:table-cell office:value-type="float" office:value="57.758055954195456">
            <text:p>57.758055954195456</text:p>
          </table:table-cell>
          <table:table-cell office:value-type="float" office:value="0.0560346233777595">
            <text:p>0.0560346233777595</text:p>
          </table:table-cell>
          <table:table-cell office:value-type="float" office:value="0.060479565333918">
            <text:p>0.060479565333918</text:p>
          </table:table-cell>
          <table:table-cell office:value-type="float" office:value="0.8834858112883223">
            <text:p>0.8834858112883223</text:p>
          </table:table-cell>
          <table:table-cell office:value-type="float" office:value="19.051771948438248">
            <text:p>19.051771948438248</text:p>
          </table:table-cell>
          <table:table-cell office:value-type="float" office:value="20.563052213532146">
            <text:p>20.563052213532146</text:p>
          </table:table-cell>
          <table:table-cell office:value-type="float" office:value="300.3851758380296">
            <text:p>300.385175838029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7707346629258942">
            <text:p>0.7707346629258942</text:p>
          </table:table-cell>
          <table:table-cell office:value-type="string" office:string-value="13">
            <text:p>13</text:p>
          </table:table-cell>
          <table:table-cell office:value-type="float" office:value="0.4787173979249391">
            <text:p>0.478717397924939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725">
            <text:p>0.016725</text:p>
          </table:table-cell>
          <table:table-cell office:value-type="float" office:value="1.0">
            <text:p>1.0</text:p>
          </table:table-cell>
          <table:table-cell office:value-type="float" office:value="0.9526750325399816">
            <text:p>0.9526750325399816</text:p>
          </table:table-cell>
          <table:table-cell office:value-type="float" office:value="0.9003817427933066">
            <text:p>0.9003817427933066</text:p>
          </table:table-cell>
          <table:table-cell office:value-type="float" office:value="162.76391529447932">
            <text:p>162.76391529447932</text:p>
          </table:table-cell>
          <table:table-cell office:value-type="float" office:value="155.06111829950288">
            <text:p>155.06111829950288</text:p>
          </table:table-cell>
          <table:table-cell office:value-type="float" office:value="146.5496577167054">
            <text:p>146.5496577167054</text:p>
          </table:table-cell>
          <table:table-cell office:value-type="float" office:value="227.45661103143368">
            <text:p>227.45661103143368</text:p>
          </table:table-cell>
          <table:table-cell office:value-type="float" office:value="31.42866266719186">
            <text:p>31.42866266719186</text:p>
          </table:table-cell>
          <table:table-cell office:value-type="float" office:value="47.24451885109874">
            <text:p>47.24451885109874</text:p>
          </table:table-cell>
          <table:table-cell office:value-type="float" office:value="0.0473249674600184">
            <text:p>0.0473249674600184</text:p>
          </table:table-cell>
          <table:table-cell office:value-type="float" office:value="0.0522932897466749">
            <text:p>0.0522932897466749</text:p>
          </table:table-cell>
          <table:table-cell office:value-type="float" office:value="0.9003817427933066">
            <text:p>0.9003817427933066</text:p>
          </table:table-cell>
          <table:table-cell office:value-type="float" office:value="16.090488936406278">
            <text:p>16.090488936406278</text:p>
          </table:table-cell>
          <table:table-cell office:value-type="float" office:value="17.77971851386947">
            <text:p>17.77971851386947</text:p>
          </table:table-cell>
          <table:table-cell office:value-type="float" office:value="306.12979254972424">
            <text:p>306.1297925497242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5138231086172628">
            <text:p>0.5138231086172628</text:p>
          </table:table-cell>
          <table:table-cell office:value-type="string" office:string-value="14">
            <text:p>14</text:p>
          </table:table-cell>
          <table:table-cell office:value-type="float" office:value="0.3567796279672628">
            <text:p>0.35677962796726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1365">
            <text:p>0.011365</text:p>
          </table:table-cell>
          <table:table-cell office:value-type="float" office:value="1.0">
            <text:p>1.0</text:p>
          </table:table-cell>
          <table:table-cell office:value-type="float" office:value="0.9603449246626632">
            <text:p>0.9603449246626632</text:p>
          </table:table-cell>
          <table:table-cell office:value-type="float" office:value="0.915682797164688">
            <text:p>0.915682797164688</text:p>
          </table:table-cell>
          <table:table-cell office:value-type="float" office:value="121.30507350886936">
            <text:p>121.30507350886936</text:p>
          </table:table-cell>
          <table:table-cell office:value-type="float" office:value="116.49471168007396">
            <text:p>116.49471168007396</text:p>
          </table:table-cell>
          <table:table-cell office:value-type="float" office:value="111.0769690208696">
            <text:p>111.0769690208696</text:p>
          </table:table-cell>
          <table:table-cell office:value-type="float" office:value="248.2138431808199">
            <text:p>248.2138431808199</text:p>
          </table:table-cell>
          <table:table-cell office:value-type="float" office:value="25.362206316101275">
            <text:p>25.362206316101275</text:p>
          </table:table-cell>
          <table:table-cell office:value-type="float" office:value="37.75610153907281">
            <text:p>37.75610153907281</text:p>
          </table:table-cell>
          <table:table-cell office:value-type="float" office:value="0.0396550753373368">
            <text:p>0.0396550753373368</text:p>
          </table:table-cell>
          <table:table-cell office:value-type="float" office:value="0.044662127497975">
            <text:p>0.044662127497975</text:p>
          </table:table-cell>
          <table:table-cell office:value-type="float" office:value="0.915682797164688">
            <text:p>0.915682797164688</text:p>
          </table:table-cell>
          <table:table-cell office:value-type="float" office:value="13.482725614694516">
            <text:p>13.482725614694516</text:p>
          </table:table-cell>
          <table:table-cell office:value-type="float" office:value="15.185123349311516">
            <text:p>15.185123349311516</text:p>
          </table:table-cell>
          <table:table-cell office:value-type="float" office:value="311.33215103599395">
            <text:p>311.3321510359939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3425487390781752">
            <text:p>0.3425487390781752</text:p>
          </table:table-cell>
          <table:table-cell office:value-type="string" office:string-value="15">
            <text:p>15</text:p>
          </table:table-cell>
          <table:table-cell office:value-type="float" office:value="0.2592628939135256">
            <text:p>0.259262893913525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01349999999999">
            <text:p>0.0101349999999999</text:p>
          </table:table-cell>
          <table:table-cell office:value-type="float" office:value="1.0">
            <text:p>1.0</text:p>
          </table:table-cell>
          <table:table-cell office:value-type="float" office:value="0.9669718152801204">
            <text:p>0.9669718152801204</text:p>
          </table:table-cell>
          <table:table-cell office:value-type="float" office:value="0.9292049680128311">
            <text:p>0.9292049680128311</text:p>
          </table:table-cell>
          <table:table-cell office:value-type="float" office:value="88.14938393059873">
            <text:p>88.14938393059873</text:p>
          </table:table-cell>
          <table:table-cell office:value-type="float" office:value="85.23796979519533">
            <text:p>85.23796979519533</text:p>
          </table:table-cell>
          <table:table-cell office:value-type="float" office:value="81.90884547558275">
            <text:p>81.90884547558275</text:p>
          </table:table-cell>
          <table:table-cell office:value-type="float" office:value="266.14878282003235">
            <text:p>266.14878282003235</text:p>
          </table:table-cell>
          <table:table-cell office:value-type="float" office:value="20.142851356750352">
            <text:p>20.142851356750352</text:p>
          </table:table-cell>
          <table:table-cell office:value-type="float" office:value="29.63805494757989">
            <text:p>29.63805494757989</text:p>
          </table:table-cell>
          <table:table-cell office:value-type="float" office:value="0.0330281847198795">
            <text:p>0.0330281847198795</text:p>
          </table:table-cell>
          <table:table-cell office:value-type="float" office:value="0.0377668472672892">
            <text:p>0.0377668472672892</text:p>
          </table:table-cell>
          <table:table-cell office:value-type="float" office:value="0.9292049680128311">
            <text:p>0.9292049680128311</text:p>
          </table:table-cell>
          <table:table-cell office:value-type="float" office:value="11.229582804759051">
            <text:p>11.229582804759051</text:p>
          </table:table-cell>
          <table:table-cell office:value-type="float" office:value="12.84072807087836">
            <text:p>12.84072807087836</text:p>
          </table:table-cell>
          <table:table-cell office:value-type="float" office:value="315.92968912436254">
            <text:p>315.9296891243625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2283658260521167">
            <text:p>0.2283658260521167</text:p>
          </table:table-cell>
          <table:table-cell office:value-type="string" office:string-value="16">
            <text:p>16</text:p>
          </table:table-cell>
          <table:table-cell office:value-type="float" office:value="0.1845968430252921">
            <text:p>0.184596843025292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0378">
            <text:p>0.010378</text:p>
          </table:table-cell>
          <table:table-cell office:value-type="float" office:value="1.0">
            <text:p>1.0</text:p>
          </table:table-cell>
          <table:table-cell office:value-type="float" office:value="0.9726170717789094">
            <text:p>0.9726170717789094</text:p>
          </table:table-cell>
          <table:table-cell office:value-type="float" office:value="0.9409308467248046">
            <text:p>0.9409308467248046</text:p>
          </table:table-cell>
          <table:table-cell office:value-type="float" office:value="62.76292662859935">
            <text:p>62.76292662859935</text:p>
          </table:table-cell>
          <table:table-cell office:value-type="float" office:value="61.04429391378284">
            <text:p>61.04429391378284</text:p>
          </table:table-cell>
          <table:table-cell office:value-type="float" office:value="59.055573695574765">
            <text:p>59.055573695574765</text:p>
          </table:table-cell>
          <table:table-cell office:value-type="float" office:value="281.111313793718">
            <text:p>281.111313793718</text:p>
          </table:table-cell>
          <table:table-cell office:value-type="float" office:value="15.826429791331046">
            <text:p>15.826429791331046</text:p>
          </table:table-cell>
          <table:table-cell office:value-type="float" office:value="22.978744301384587">
            <text:p>22.978744301384587</text:p>
          </table:table-cell>
          <table:table-cell office:value-type="float" office:value="0.0273829282210905">
            <text:p>0.0273829282210905</text:p>
          </table:table-cell>
          <table:table-cell office:value-type="float" office:value="0.0316862250541047">
            <text:p>0.0316862250541047</text:p>
          </table:table-cell>
          <table:table-cell office:value-type="float" office:value="0.9409308467248046">
            <text:p>0.9409308467248046</text:p>
          </table:table-cell>
          <table:table-cell office:value-type="float" office:value="9.310195595170793">
            <text:p>9.310195595170793</text:p>
          </table:table-cell>
          <table:table-cell office:value-type="float" office:value="10.773316518395628">
            <text:p>10.773316518395628</text:p>
          </table:table-cell>
          <table:table-cell office:value-type="float" office:value="319.9164878864336">
            <text:p>319.916487886433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522438840347445">
            <text:p>0.1522438840347445</text:p>
          </table:table-cell>
          <table:table-cell office:value-type="string" office:string-value="17">
            <text:p>17</text:p>
          </table:table-cell>
          <table:table-cell office:value-type="float" office:value="0.1293549641438462">
            <text:p>0.129354964143846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97199999999999">
            <text:p>0.0097199999999999</text:p>
          </table:table-cell>
          <table:table-cell office:value-type="float" office:value="1.0">
            <text:p>1.0</text:p>
          </table:table-cell>
          <table:table-cell office:value-type="float" office:value="0.9773760897062864">
            <text:p>0.9773760897062864</text:p>
          </table:table-cell>
          <table:table-cell office:value-type="float" office:value="0.950953269200725">
            <text:p>0.950953269200725</text:p>
          </table:table-cell>
          <table:table-cell office:value-type="float" office:value="43.98068780890773">
            <text:p>43.98068780890773</text:p>
          </table:table-cell>
          <table:table-cell office:value-type="float" office:value="42.98567267326317">
            <text:p>42.98567267326317</text:p>
          </table:table-cell>
          <table:table-cell office:value-type="float" office:value="41.82357885357728">
            <text:p>41.82357885357728</text:p>
          </table:table-cell>
          <table:table-cell office:value-type="float" office:value="293.2811860749203">
            <text:p>293.2811860749203</text:p>
          </table:table-cell>
          <table:table-cell office:value-type="float" office:value="12.358542708941302">
            <text:p>12.358542708941302</text:p>
          </table:table-cell>
          <table:table-cell office:value-type="float" office:value="17.684382744384973">
            <text:p>17.684382744384973</text:p>
          </table:table-cell>
          <table:table-cell office:value-type="float" office:value="0.0226239102937136">
            <text:p>0.0226239102937136</text:p>
          </table:table-cell>
          <table:table-cell office:value-type="float" office:value="0.0264228205055612">
            <text:p>0.0264228205055612</text:p>
          </table:table-cell>
          <table:table-cell office:value-type="float" office:value="0.950953269200725">
            <text:p>0.950953269200725</text:p>
          </table:table-cell>
          <table:table-cell office:value-type="float" office:value="7.692129499862655">
            <text:p>7.692129499862655</text:p>
          </table:table-cell>
          <table:table-cell office:value-type="float" office:value="8.983758971890817">
            <text:p>8.983758971890817</text:p>
          </table:table-cell>
          <table:table-cell office:value-type="float" office:value="323.32411152824653">
            <text:p>323.3241115282465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014959226898296">
            <text:p>0.1014959226898296</text:p>
          </table:table-cell>
          <table:table-cell office:value-type="string" office:string-value="18">
            <text:p>18</text:p>
          </table:table-cell>
          <table:table-cell office:value-type="float" office:value="0.0895455772954872">
            <text:p>0.089545577295487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9631">
            <text:p>0.009631</text:p>
          </table:table-cell>
          <table:table-cell office:value-type="float" office:value="1.0">
            <text:p>1.0</text:p>
          </table:table-cell>
          <table:table-cell office:value-type="float" office:value="0.9813571474218526">
            <text:p>0.9813571474218526</text:p>
          </table:table-cell>
          <table:table-cell office:value-type="float" office:value="0.9594267926211458">
            <text:p>0.9594267926211458</text:p>
          </table:table-cell>
          <table:table-cell office:value-type="float" office:value="30.445496280465647">
            <text:p>30.445496280465647</text:p>
          </table:table-cell>
          <table:table-cell office:value-type="float" office:value="29.877905381640396">
            <text:p>29.877905381640396</text:p>
          </table:table-cell>
          <table:table-cell office:value-type="float" office:value="29.210224846126184">
            <text:p>29.210224846126184</text:p>
          </table:table-cell>
          <table:table-cell office:value-type="float" office:value="303.01222787170116">
            <text:p>303.01222787170116</text:p>
          </table:table-cell>
          <table:table-cell office:value-type="float" office:value="9.626821474508098">
            <text:p>9.626821474508098</text:p>
          </table:table-cell>
          <table:table-cell office:value-type="float" office:value="13.566060144980352">
            <text:p>13.566060144980352</text:p>
          </table:table-cell>
          <table:table-cell office:value-type="float" office:value="0.0186428525781473">
            <text:p>0.0186428525781473</text:p>
          </table:table-cell>
          <table:table-cell office:value-type="float" office:value="0.0219303548007068">
            <text:p>0.0219303548007068</text:p>
          </table:table-cell>
          <table:table-cell office:value-type="float" office:value="0.9594267926211458">
            <text:p>0.9594267926211458</text:p>
          </table:table-cell>
          <table:table-cell office:value-type="float" office:value="6.3385698765701">
            <text:p>6.3385698765701</text:p>
          </table:table-cell>
          <table:table-cell office:value-type="float" office:value="7.456320632240319">
            <text:p>7.456320632240319</text:p>
          </table:table-cell>
          <table:table-cell office:value-type="float" office:value="326.2051094911896">
            <text:p>326.205109491189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676639484598864">
            <text:p>0.0676639484598864</text:p>
          </table:table-cell>
          <table:table-cell office:value-type="string" office:string-value="19">
            <text:p>19</text:p>
          </table:table-cell>
          <table:table-cell office:value-type="float" office:value="0.0614198621912372">
            <text:p>0.061419862191237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0472">
            <text:p>0.010472</text:p>
          </table:table-cell>
          <table:table-cell office:value-type="float" office:value="1.0">
            <text:p>1.0</text:p>
          </table:table-cell>
          <table:table-cell office:value-type="float" office:value="0.9846684330753134">
            <text:p>0.9846684330753134</text:p>
          </table:table-cell>
          <table:table-cell office:value-type="float" office:value="0.9665323066132284">
            <text:p>0.9665323066132284</text:p>
          </table:table-cell>
          <table:table-cell office:value-type="float" office:value="20.882753145020654">
            <text:p>20.882753145020654</text:p>
          </table:table-cell>
          <table:table-cell office:value-type="float" office:value="20.562587817606065">
            <text:p>20.562587817606065</text:p>
          </table:table-cell>
          <table:table-cell office:value-type="float" office:value="20.183855565691466">
            <text:p>20.183855565691466</text:p>
          </table:table-cell>
          <table:table-cell office:value-type="float" office:value="310.71278837259973">
            <text:p>310.71278837259973</text:p>
          </table:table-cell>
          <table:table-cell office:value-type="float" office:value="7.50117951434256">
            <text:p>7.50117951434256</text:p>
          </table:table-cell>
          <table:table-cell office:value-type="float" office:value="10.407016361555428">
            <text:p>10.407016361555428</text:p>
          </table:table-cell>
          <table:table-cell office:value-type="float" office:value="0.0153315669246865">
            <text:p>0.0153315669246865</text:p>
          </table:table-cell>
          <table:table-cell office:value-type="float" office:value="0.0181361264620849">
            <text:p>0.0181361264620849</text:p>
          </table:table-cell>
          <table:table-cell office:value-type="float" office:value="0.9665323066132284">
            <text:p>0.9665323066132284</text:p>
          </table:table-cell>
          <table:table-cell office:value-type="float" office:value="5.212732754393414">
            <text:p>5.212732754393414</text:p>
          </table:table-cell>
          <table:table-cell office:value-type="float" office:value="6.166282997108885">
            <text:p>6.166282997108885</text:p>
          </table:table-cell>
          <table:table-cell office:value-type="float" office:value="328.6209842484977">
            <text:p>328.620984248497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451092989732576">
            <text:p>0.0451092989732576</text:p>
          </table:table-cell>
          <table:table-cell office:value-type="string" office:string-value="20">
            <text:p>20</text:p>
          </table:table-cell>
          <table:table-cell office:value-type="float" office:value="0.0418390765416208">
            <text:p>0.041839076541620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98189999999999">
            <text:p>0.0098189999999999</text:p>
          </table:table-cell>
          <table:table-cell office:value-type="float" office:value="1.0">
            <text:p>1.0</text:p>
          </table:table-cell>
          <table:table-cell office:value-type="float" office:value="0.9874109192100098">
            <text:p>0.9874109192100098</text:p>
          </table:table-cell>
          <table:table-cell office:value-type="float" office:value="0.972454076266684">
            <text:p>0.972454076266684</text:p>
          </table:table-cell>
          <table:table-cell office:value-type="float" office:value="14.225286024151083">
            <text:p>14.225286024151083</text:p>
          </table:table-cell>
          <table:table-cell office:value-type="float" office:value="14.04620274913233">
            <text:p>14.04620274913233</text:p>
          </table:table-cell>
          <table:table-cell office:value-type="float" office:value="13.833437380245211">
            <text:p>13.833437380245211</text:p>
          </table:table-cell>
          <table:table-cell office:value-type="float" office:value="316.7740491965246">
            <text:p>316.7740491965246</text:p>
          </table:table-cell>
          <table:table-cell office:value-type="float" office:value="5.857778670575099">
            <text:p>5.857778670575099</text:p>
          </table:table-cell>
          <table:table-cell office:value-type="float" office:value="8.002558063572938">
            <text:p>8.002558063572938</text:p>
          </table:table-cell>
          <table:table-cell office:value-type="float" office:value="0.0125890807899901">
            <text:p>0.0125890807899901</text:p>
          </table:table-cell>
          <table:table-cell office:value-type="float" office:value="0.0149568429433258">
            <text:p>0.0149568429433258</text:p>
          </table:table-cell>
          <table:table-cell office:value-type="float" office:value="0.972454076266684">
            <text:p>0.972454076266684</text:p>
          </table:table-cell>
          <table:table-cell office:value-type="float" office:value="4.280287468596635">
            <text:p>4.280287468596635</text:p>
          </table:table-cell>
          <table:table-cell office:value-type="float" office:value="5.085326600730801">
            <text:p>5.085326600730801</text:p>
          </table:table-cell>
          <table:table-cell office:value-type="float" office:value="330.6343859306726">
            <text:p>330.634385930672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300728659821717">
            <text:p>0.0300728659821717</text:p>
          </table:table-cell>
          <table:table-cell office:value-type="string" office:string-value="21">
            <text:p>21</text:p>
          </table:table-cell>
          <table:table-cell office:value-type="float" office:value="0.0283545221141047">
            <text:p>0.02835452211410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06029999999999">
            <text:p>0.0106029999999999</text:p>
          </table:table-cell>
          <table:table-cell office:value-type="float" office:value="1.0">
            <text:p>1.0</text:p>
          </table:table-cell>
          <table:table-cell office:value-type="float" office:value="0.9896750613715856">
            <text:p>0.9896750613715856</text:p>
          </table:table-cell>
          <table:table-cell office:value-type="float" office:value="0.9773664554804958">
            <text:p>0.9773664554804958</text:p>
          </table:table-cell>
          <table:table-cell office:value-type="float" office:value="9.64053751879562">
            <text:p>9.64053751879562</text:p>
          </table:table-cell>
          <table:table-cell office:value-type="float" office:value="9.540999560569134">
            <text:p>9.540999560569134</text:p>
          </table:table-cell>
          <table:table-cell office:value-type="float" office:value="9.42233798367201">
            <text:p>9.42233798367201</text:p>
          </table:table-cell>
          <table:table-cell office:value-type="float" office:value="321.5366764114853">
            <text:p>321.5366764114853</text:p>
          </table:table-cell>
          <table:table-cell office:value-type="float" office:value="4.58995305802142">
            <text:p>4.58995305802142</text:p>
          </table:table-cell>
          <table:table-cell office:value-type="float" office:value="6.17796539386194">
            <text:p>6.17796539386194</text:p>
          </table:table-cell>
          <table:table-cell office:value-type="float" office:value="0.0103249386284143">
            <text:p>0.0103249386284143</text:p>
          </table:table-cell>
          <table:table-cell office:value-type="float" office:value="0.0123086058910898">
            <text:p>0.0123086058910898</text:p>
          </table:table-cell>
          <table:table-cell office:value-type="float" office:value="0.9773664554804958">
            <text:p>0.9773664554804958</text:p>
          </table:table-cell>
          <table:table-cell office:value-type="float" office:value="3.510479133660871">
            <text:p>3.510479133660871</text:p>
          </table:table-cell>
          <table:table-cell office:value-type="float" office:value="4.1849260029705455">
            <text:p>4.1849260029705455</text:p>
          </table:table-cell>
          <table:table-cell office:value-type="float" office:value="332.3045948633686">
            <text:p>332.304594863368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200485773214478">
            <text:p>0.0200485773214478</text:p>
          </table:table-cell>
          <table:table-cell office:value-type="string" office:string-value="22">
            <text:p>22</text:p>
          </table:table-cell>
          <table:table-cell office:value-type="float" office:value="0.0191423025182599">
            <text:p>0.019142302518259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9763">
            <text:p>0.009763</text:p>
          </table:table-cell>
          <table:table-cell office:value-type="float" office:value="1.0">
            <text:p>1.0</text:p>
          </table:table-cell>
          <table:table-cell office:value-type="float" office:value="0.9915397735277854">
            <text:p>0.9915397735277854</text:p>
          </table:table-cell>
          <table:table-cell office:value-type="float" office:value="0.981427203066206">
            <text:p>0.981427203066206</text:p>
          </table:table-cell>
          <table:table-cell office:value-type="float" office:value="6.508382856208378">
            <text:p>6.508382856208378</text:p>
          </table:table-cell>
          <table:table-cell office:value-type="float" office:value="6.4533204632769765">
            <text:p>6.4533204632769765</text:p>
          </table:table-cell>
          <table:table-cell office:value-type="float" office:value="6.3875039830526354">
            <text:p>6.3875039830526354</text:p>
          </table:table-cell>
          <table:table-cell office:value-type="float" office:value="325.28149670375035">
            <text:p>325.28149670375035</text:p>
          </table:table-cell>
          <table:table-cell office:value-type="float" office:value="3.61101585840118">
            <text:p>3.61101585840118</text:p>
          </table:table-cell>
          <table:table-cell office:value-type="float" office:value="4.792736480358583">
            <text:p>4.792736480358583</text:p>
          </table:table-cell>
          <table:table-cell office:value-type="float" office:value="0.0084602264722145">
            <text:p>0.0084602264722145</text:p>
          </table:table-cell>
          <table:table-cell office:value-type="float" office:value="0.0101125704615793">
            <text:p>0.0101125704615793</text:p>
          </table:table-cell>
          <table:table-cell office:value-type="float" office:value="0.981427203066206">
            <text:p>0.981427203066206</text:p>
          </table:table-cell>
          <table:table-cell office:value-type="float" office:value="2.8764770005529505">
            <text:p>2.8764770005529505</text:p>
          </table:table-cell>
          <table:table-cell office:value-type="float" office:value="3.438273956936968">
            <text:p>3.438273956936968</text:p>
          </table:table-cell>
          <table:table-cell office:value-type="float" office:value="333.68524904251007">
            <text:p>333.68524904251007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133657182142985">
            <text:p>0.0133657182142985</text:p>
          </table:table-cell>
          <table:table-cell office:value-type="string" office:string-value="23">
            <text:p>23</text:p>
          </table:table-cell>
          <table:table-cell office:value-type="float" office:value="0.012885907031403">
            <text:p>0.0128859070314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02249999999999">
            <text:p>0.0102249999999999</text:p>
          </table:table-cell>
          <table:table-cell office:value-type="float" office:value="1.0">
            <text:p>1.0</text:p>
          </table:table-cell>
          <table:table-cell office:value-type="float" office:value="0.9930726845068448">
            <text:p>0.9930726845068448</text:p>
          </table:table-cell>
          <table:table-cell office:value-type="float" office:value="0.9847749833897664">
            <text:p>0.9847749833897664</text:p>
          </table:table-cell>
          <table:table-cell office:value-type="float" office:value="4.381208390677039">
            <text:p>4.381208390677039</text:p>
          </table:table-cell>
          <table:table-cell office:value-type="float" office:value="4.350858377913561">
            <text:p>4.350858377913561</text:p>
          </table:table-cell>
          <table:table-cell office:value-type="float" office:value="4.314504420156086">
            <text:p>4.314504420156086</text:p>
          </table:table-cell>
          <table:table-cell office:value-type="float" office:value="328.232581296125">
            <text:p>328.232581296125</text:p>
          </table:table-cell>
          <table:table-cell office:value-type="float" office:value="2.852948441677672">
            <text:p>2.852948441677672</text:p>
          </table:table-cell>
          <table:table-cell office:value-type="float" office:value="3.737964614718">
            <text:p>3.737964614718</text:p>
          </table:table-cell>
          <table:table-cell office:value-type="float" office:value="0.0069273154931552">
            <text:p>0.0069273154931552</text:p>
          </table:table-cell>
          <table:table-cell office:value-type="float" office:value="0.0082977011170782">
            <text:p>0.0082977011170782</text:p>
          </table:table-cell>
          <table:table-cell office:value-type="float" office:value="0.9847749833897664">
            <text:p>0.9847749833897664</text:p>
          </table:table-cell>
          <table:table-cell office:value-type="float" office:value="2.3552872676727965">
            <text:p>2.3552872676727965</text:p>
          </table:table-cell>
          <table:table-cell office:value-type="float" office:value="2.821218379806616">
            <text:p>2.821218379806616</text:p>
          </table:table-cell>
          <table:table-cell office:value-type="float" office:value="334.8234943525206">
            <text:p>334.823494352520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89104788095323">
            <text:p>0.0089104788095323</text:p>
          </table:table-cell>
          <table:table-cell office:value-type="string" office:string-value="24">
            <text:p>24</text:p>
          </table:table-cell>
          <table:table-cell office:value-type="float" office:value="0.0086555100481849">
            <text:p>0.008655510048184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96419999999999">
            <text:p>0.0096419999999999</text:p>
          </table:table-cell>
          <table:table-cell office:value-type="float" office:value="1.0">
            <text:p>1.0</text:p>
          </table:table-cell>
          <table:table-cell office:value-type="float" office:value="0.9943310449231209">
            <text:p>0.9943310449231209</text:p>
          </table:table-cell>
          <table:table-cell office:value-type="float" office:value="0.9875293177227484">
            <text:p>0.9875293177227484</text:p>
          </table:table-cell>
          <table:table-cell office:value-type="float" office:value="2.94287341638288">
            <text:p>2.94287341638288</text:p>
          </table:table-cell>
          <table:table-cell office:value-type="float" office:value="2.9261903991884632">
            <text:p>2.9261903991884632</text:p>
          </table:table-cell>
          <table:table-cell office:value-type="float" office:value="2.906173777024999">
            <text:p>2.906173777024999</text:p>
          </table:table-cell>
          <table:table-cell office:value-type="float" office:value="330.5653624756296">
            <text:p>330.5653624756296</text:p>
          </table:table-cell>
          <table:table-cell office:value-type="float" office:value="2.263487363032869">
            <text:p>2.263487363032869</text:p>
          </table:table-cell>
          <table:table-cell office:value-type="float" office:value="2.9311181870720437">
            <text:p>2.9311181870720437</text:p>
          </table:table-cell>
          <table:table-cell office:value-type="float" office:value="0.0056689550768792">
            <text:p>0.0056689550768792</text:p>
          </table:table-cell>
          <table:table-cell office:value-type="float" office:value="0.0068017272003724">
            <text:p>0.0068017272003724</text:p>
          </table:table-cell>
          <table:table-cell office:value-type="float" office:value="0.9875293177227484">
            <text:p>0.9875293177227484</text:p>
          </table:table-cell>
          <table:table-cell office:value-type="float" office:value="1.9274447261389471">
            <text:p>1.9274447261389471</text:p>
          </table:table-cell>
          <table:table-cell office:value-type="float" office:value="2.312587248126623">
            <text:p>2.312587248126623</text:p>
          </table:table-cell>
          <table:table-cell office:value-type="float" office:value="335.75996802573445">
            <text:p>335.7599680257344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59403192063549">
            <text:p>0.0059403192063549</text:p>
          </table:table-cell>
          <table:table-cell office:value-type="string" office:string-value="25">
            <text:p>25</text:p>
          </table:table-cell>
          <table:table-cell office:value-type="float" office:value="0.005804363915037">
            <text:p>0.00580436391503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98279999999999">
            <text:p>0.0098279999999999</text:p>
          </table:table-cell>
          <table:table-cell office:value-type="float" office:value="1.0">
            <text:p>1.0</text:p>
          </table:table-cell>
          <table:table-cell office:value-type="float" office:value="0.9953628877083848">
            <text:p>0.9953628877083848</text:p>
          </table:table-cell>
          <table:table-cell office:value-type="float" office:value="0.989791810722422">
            <text:p>0.989791810722422</text:p>
          </table:table-cell>
          <table:table-cell office:value-type="float" office:value="1.973483731112594">
            <text:p>1.973483731112594</text:p>
          </table:table-cell>
          <table:table-cell office:value-type="float" office:value="1.9643324654457488">
            <text:p>1.9643324654457488</text:p>
          </table:table-cell>
          <table:table-cell office:value-type="float" office:value="1.953338035649176">
            <text:p>1.953338035649176</text:p>
          </table:table-cell>
          <table:table-cell office:value-type="float" office:value="332.4158138389702">
            <text:p>332.4158138389702</text:p>
          </table:table-cell>
          <table:table-cell office:value-type="float" office:value="1.8029354879730608">
            <text:p>1.8029354879730608</text:p>
          </table:table-cell>
          <table:table-cell office:value-type="float" office:value="2.31046631868021">
            <text:p>2.31046631868021</text:p>
          </table:table-cell>
          <table:table-cell office:value-type="float" office:value="0.0046371122916152">
            <text:p>0.0046371122916152</text:p>
          </table:table-cell>
          <table:table-cell office:value-type="float" office:value="0.0055710769859628">
            <text:p>0.0055710769859628</text:p>
          </table:table-cell>
          <table:table-cell office:value-type="float" office:value="0.989791810722422">
            <text:p>0.989791810722422</text:p>
          </table:table-cell>
          <table:table-cell office:value-type="float" office:value="1.5766181791491785">
            <text:p>1.5766181791491785</text:p>
          </table:table-cell>
          <table:table-cell office:value-type="float" office:value="1.8941661752273584">
            <text:p>1.8941661752273584</text:p>
          </table:table-cell>
          <table:table-cell office:value-type="float" office:value="336.5292156456235">
            <text:p>336.52921564562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